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367f" officeooo:paragraph-rsid="0009367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 searching in Paragraph</text:p>
      <text:p text:style-name="Standard"/>
      <text:p text:style-name="Standard">#include&lt;iostream&gt;</text:p>
      <text:p text:style-name="Standard">#include&lt;cstring&gt;</text:p>
      <text:p text:style-name="Standard">using namespace std;</text:p>
      <text:p text:style-name="Standard">int main()</text:p>
      <text:p text:style-name="Standard">{</text:p>
      <text:p text:style-name="Standard"><text:s text:c="4"/>string parh;</text:p>
      <text:p text:style-name="Standard"><text:s text:c="4"/>cout&lt;&lt;"enter the paragraph "&lt;&lt;endl;</text:p>
      <text:p text:style-name="Standard"><text:s text:c="4"/>getline(cin,parh);</text:p>
      <text:p text:style-name="Standard"><text:s text:c="4"/>int length;</text:p>
      <text:p text:style-name="Standard"><text:s text:c="4"/>length=parh.length();</text:p>
      <text:p text:style-name="Standard"><text:s text:c="4"/>//cout&lt;&lt;length&lt;&lt;endl;</text:p>
      <text:p text:style-name="Standard"><text:s text:c="4"/>string str;</text:p>
      <text:p text:style-name="Standard"><text:s text:c="4"/>cout&lt;&lt;"enter the String"&lt;&lt;endl;</text:p>
      <text:p text:style-name="Standard"><text:s text:c="4"/>getline(cin,str);</text:p>
      <text:p text:style-name="Standard"><text:s text:c="4"/>int length1;</text:p>
      <text:p text:style-name="Standard"><text:s text:c="4"/>length1=str.length();</text:p>
      <text:p text:style-name="Standard"><text:s text:c="4"/>//cout&lt;&lt;length1;</text:p>
      <text:p text:style-name="Standard">// <text:s text:c="2"/>for(int i=0;i&lt;length-length1;i++){</text:p>
      <text:p text:style-name="Standard">// <text:s text:c="6"/>int j;</text:p>
      <text:p text:style-name="Standard">// <text:s text:c="6"/>for(j=0;j&lt;length1;j++){</text:p>
      <text:p text:style-name="Standard">// <text:s text:c="9"/>if(parh[i+j]!=str[j]){</text:p>
      <text:p text:style-name="Standard">// <text:s text:c="13"/>break;</text:p>
      <text:p text:style-name="Standard">// <text:s text:c="9"/>} </text:p>
      <text:p text:style-name="Standard">// <text:s text:c="6"/>}</text:p>
      <text:p text:style-name="Standard">// <text:s text:c="6"/>if(j==length1){</text:p>
      <text:p text:style-name="Standard">// <text:s text:c="13"/>cout&lt;&lt;"Pattern found at index "&lt;&lt;i&lt;&lt;endl;</text:p>
      <text:p text:style-name="Standard">// <text:s text:c="9"/>}</text:p>
      <text:p text:style-name="Standard">int i=0,j=0,count=0;</text:p>
      <text:p text:style-name="Standard">while(i&lt;length&amp;&amp;j&lt;length1){</text:p>
      <text:p text:style-name="Standard"><text:s text:c="4"/>if(parh[i]==str[j]){</text:p>
      <text:p text:style-name="Standard"><text:s text:c="8"/>i++;j++;</text:p>
      <text:p text:style-name="Standard"><text:s text:c="4"/>}else{</text:p>
      <text:p text:style-name="Standard"><text:s text:c="12"/>i++;</text:p>
      <text:p text:style-name="Standard"><text:s text:c="12"/>j = 0;</text:p>
      <text:p text:style-name="Standard"><text:s text:c="8"/>}</text:p>
      <text:p text:style-name="Standard"><text:s text:c="8"/>if(j&gt;=length1){</text:p>
      <text:p text:style-name="Standard"><text:s text:c="13"/>cout&lt;&lt;"Match found at index "&lt;&lt;i-length1;</text:p>
      <text:p text:style-name="Standard"><text:s text:c="12"/>count++;</text:p>
      <text:p text:style-name="Standard"><text:s text:c="12"/>j = 0;</text:p>
      <text:p text:style-name="Standard"><text:s text:c="8"/>}</text:p>
      <text:p text:style-name="Standard"><text:s text:c="4"/>}</text:p>
      <text:p text:style-name="Standard"><text:s text:c="4"/>if(count == 0){</text:p>
      <text:p text:style-name="Standard"><text:s text:c="8"/>cout&lt;&lt;"No match found";</text:p>
      <text:p text:style-name="Standard"><text:s text:c="4"/>}</text:p>
      <text:p text:style-name="Standard"><text:s text:c="8"/>}</text:p>
      <text:p text:style-name="Standard"/>
      <text:p text:style-name="Standard"><text:s text:c="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8:38:27.277988144</meta:creation-date>
    <dc:date>2022-07-11T09:57:22.767517259</dc:date>
    <meta:editing-duration>PT10M3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7" meta:word-count="90" meta:character-count="965" meta:non-whitespace-character-count="659"/>
  </office:meta>
</office:document-meta>
</file>